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10 Pitch" svg:font-family="'Courier 10 Pitch'" style:font-pitch="fixed"/>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style style:name="P3" style:family="paragraph" style:parent-style-name="Text_20_body">
      <style:paragraph-properties fo:margin-left="0in" fo:margin-right="0in" fo:text-align="start" style:justify-single-word="false" fo:text-indent="0in" style:auto-text-indent="false"/>
    </style:style>
    <style:style style:name="P4" style:family="paragraph" style:parent-style-name="Standard">
      <style:paragraph-properties fo:margin-left="0.9846in" fo:margin-right="0in" fo:line-height="150%" fo:text-align="start" style:justify-single-word="false" fo:text-indent="0in" style:auto-text-indent="false"/>
      <style:text-properties style:font-name="Courier 10 Pitch"/>
    </style:style>
    <style:style style:name="P5" style:family="paragraph" style:parent-style-name="Standard">
      <style:paragraph-properties fo:margin-left="0.9846in" fo:margin-right="0in" fo:line-height="150%" fo:text-align="start" style:justify-single-word="false" fo:text-indent="0in" style:auto-text-indent="false"/>
      <style:text-properties style:font-name="Nimbus Roman No9 L1"/>
    </style:style>
    <style:style style:name="P6" style:family="paragraph" style:parent-style-name="Text_20_body">
      <style:paragraph-properties fo:margin-left="0.9846in" fo:margin-right="0in" fo:text-align="start" style:justify-single-word="false" fo:text-indent="0in" style:auto-text-indent="false"/>
    </style:style>
    <style:style style:name="P7" style:family="paragraph" style:parent-style-name="Text_20_body">
      <style:paragraph-properties fo:margin-left="0.9846in" fo:margin-right="0in" fo:text-align="start" style:justify-single-word="false" fo:text-indent="0in" style:auto-text-indent="false"/>
      <style:text-properties style:font-name="Nimbus Roman No9 L1"/>
    </style:style>
    <style:style style:name="P8" style:family="paragraph" style:parent-style-name="Text_20_body">
      <style:paragraph-properties fo:margin-left="0.9846in" fo:margin-right="0in" fo:line-height="150%" fo:text-align="start" style:justify-single-word="false" fo:text-indent="0in" style:auto-text-indent="false"/>
      <style:text-properties style:font-name="Nimbus Roman No9 L1"/>
    </style:style>
    <style:style style:name="P9" style:family="paragraph" style:parent-style-name="Text_20_body">
      <style:paragraph-properties fo:margin-left="0.9846in" fo:margin-right="0in" fo:text-align="start" style:justify-single-word="false" fo:text-indent="0in" style:auto-text-indent="false"/>
      <style:text-properties style:font-name="Courier 10 Pitch"/>
    </style:style>
    <style:style style:name="P10" style:family="paragraph" style:parent-style-name="Text_20_body">
      <style:paragraph-properties fo:margin-left="0.9846in" fo:margin-right="0in" fo:line-height="150%" fo:text-align="start" style:justify-single-word="false" fo:text-indent="0in" style:auto-text-indent="false"/>
      <style:text-properties style:font-name="Courier 10 Pitch"/>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style:font-name="Courier 10 Pitch"/>
    </style:style>
    <style:style style:name="P13" style:family="paragraph" style:parent-style-name="Text_20_body">
      <style:paragraph-properties fo:text-align="start" style:justify-single-word="false"/>
      <style:text-properties style:font-name="Nimbus Roman No9 L1"/>
    </style:style>
    <style:style style:name="P14" style:family="paragraph" style:parent-style-name="Text_20_body" style:list-style-name="L1">
      <style:paragraph-properties fo:text-align="start" style:justify-single-word="false"/>
    </style:style>
    <style:style style:name="P15" style:family="paragraph" style:parent-style-name="Text_20_body" style:list-style-name="L2">
      <style:paragraph-properties fo:text-align="start" style:justify-single-word="false"/>
    </style:style>
    <style:style style:name="P16" style:family="paragraph" style:parent-style-name="Heading_20_1" style:master-page-name="Right_20_Page">
      <style:paragraph-properties fo:text-align="start" style:justify-single-word="false" style:page-number="auto"/>
    </style:style>
    <style:style style:name="P17" style:family="paragraph" style:parent-style-name="Heading_20_2">
      <style:paragraph-properties fo:text-align="start" style:justify-single-word="false"/>
    </style:style>
    <style:style style:name="P18" style:family="paragraph" style:parent-style-name="Heading_20_3">
      <style:paragraph-properties fo:text-align="start" style:justify-single-word="false"/>
    </style:style>
    <style:style style:name="P19" style:family="paragraph" style:parent-style-name="Heading_20_3">
      <style:paragraph-properties fo:margin-left="0in" fo:margin-right="0in" fo:text-align="start" style:justify-single-word="false" fo:text-indent="0in" style:auto-text-indent="false"/>
      <style:text-properties style:font-name="Nimbus Sans L1"/>
    </style:style>
    <style:style style:name="P20" style:family="paragraph" style:parent-style-name="Heading_20_9">
      <style:paragraph-properties fo:text-align="start" style:justify-single-word="false"/>
    </style:style>
    <style:style style:name="P21" style:family="paragraph" style:parent-style-name="Heading_20_9">
      <style:paragraph-properties fo:margin-left="0in" fo:margin-right="0in" fo:text-align="start" style:justify-single-word="false" fo:text-indent="0in" style:auto-text-indent="false"/>
    </style:style>
    <style:style style:name="P22" style:family="paragraph" style:parent-style-name="Heading_20_9">
      <style:paragraph-properties fo:margin-left="0in" fo:margin-right="0in" fo:text-align="start" style:justify-single-word="false" fo:text-indent="0in" style:auto-text-indent="false"/>
      <style:text-properties style:font-name="Nimbus Sans L1"/>
    </style:style>
    <style:style style:name="P23" style:family="paragraph" style:parent-style-name="Heading_20_9">
      <style:paragraph-properties fo:margin-left="0in" fo:margin-right="0in" fo:line-height="150%" fo:text-align="start" style:justify-single-word="false" fo:text-indent="0in" style:auto-text-indent="false"/>
      <style:text-properties style:font-name="Nimbus Sans L1"/>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style:font-name="Nimbus Roman No9 L1"/>
    </style:style>
    <style:style style:name="T4" style:family="text">
      <style:text-properties style:text-underline-style="solid" style:text-underline-width="auto" style:text-underline-color="font-color"/>
    </style:style>
    <style:style style:name="T5" style:family="text">
      <style:text-properties fo:font-size="12pt" style:font-size-asian="12pt" style:font-size-complex="12pt"/>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etadata Scanning</text:h>
      <text:p text:style-name="P11">A metadata scan audits the contents of the Chimera and Enstore databases. The audit report is written to a natural-language text file and a separate machine-parsable text file.</text:p>
      <text:h text:style-name="P17" text:outline-level="2">Definitions</text:h>
      <text:p text:style-name="P11">A scan is done in one of two directions indicated below. Running a scan in both directions is necessary in order to find all inconsistencies.</text:p>
      <text:list xml:id="list18508734931" text:style-name="L1">
        <text:list-item>
          <text:p text:style-name="P14"><text:span text:style-name="T1">Forward scan</text:span>: <text:s/>Walk through the Chimera namespace, check it for errors, and compare the metadata with that in the file and volume tables in the Enstore database.</text:p>
        </text:list-item>
        <text:list-item>
          <text:p text:style-name="P14"><text:span text:style-name="T1">Reverse scan</text:span>: <text:s/>Walk through the Enstore database, check it for errors, and compare it with the contents in the Chimera namespace.</text:p>
        </text:list-item>
      </text:list>
      <text:p text:style-name="P11"/>
      <text:p text:style-name="P11">A scan generates <text:span text:style-name="T1">notices </text:span>organized by file path. These can be informational, warnings, errors, or critical errors.</text:p>
      <text:h text:style-name="P17" text:outline-level="2">Requirements</text:h>
      <text:list xml:id="list1917143115" text:style-name="L2">
        <text:list-item>
          <text:p text:style-name="P15">The scan is required be run with UID and GID 0, i.e. as root. Failing this, an error will be reported and the scan will exit. This is necessary to allow Chimera metadata files with restricted access to be read.</text:p>
        </text:list-item>
        <text:list-item>
          <text:p text:style-name="P15">At most, only one instance of the scan can be run at a time. Failing this, an error will be reported and the scan will exit. This is necessary to prevent file-write conflicts and also a reduction in the scan's speed.</text:p>
        </text:list-item>
      </text:list>
      <text:h text:style-name="P17" text:outline-level="2">Recommendations</text:h>
      <text:list xml:id="list1449510021" text:continue-list="list1917143115" text:style-name="L2">
        <text:list-item text:start-value="1">
          <text:p text:style-name="P15">A full scan should not be run on a production system. <text:s/>Scanning a very limited subset of the data should, however, be fine on a production system. A full scan should be done on a non-production copy of the databases from their recent backups.</text:p>
        </text:list-item>
        <text:list-item>
          <text:p text:style-name="P15">Using backups implies a difference in the time at which each of the two backups were created. This difference manifests itself as discrepancies among the two databases. The discrepancies may lead to some scan notices being falsely reported. It is therefore recommended that this time difference be minimized.</text:p>
        </text:list-item>
        <text:list-item>
          <text:p text:style-name="P15"><text:soft-page-break/>A scan may print status updates to the <text:span text:style-name="T2">stdout</text:span> and <text:span text:style-name="T2">stderror</text:span> streams. For a full scan, is recommended that these be saved to a temporary file.</text:p>
        </text:list-item>
        <text:list-item>
          <text:p text:style-name="P15">Provisioning the databases, especially the Chimera database, on a SSD is expected to boost scan speed relative to provisioning them on a HDD.</text:p>
        </text:list-item>
      </text:list>
      <text:h text:style-name="P17" text:outline-level="2">Usage</text:h>
      <text:p text:style-name="P11">The “<text:span text:style-name="T2">enstore scan</text:span>” command, with the appropriate command-line options, starts a scan. The only required option is <text:span text:style-name="T2">--type</text:span>. The following is the usage information for each available option, expanded upon from what is available at the command-line.</text:p>
      <text:p text:style-name="P11"/>
      <text:p text:style-name="P12">-h, --help</text:p>
      <text:p text:style-name="P11">Show a help message, and exit.</text:p>
      <text:p text:style-name="P11"/>
      <text:p text:style-name="P12">-t SCAN_TYPE, --type=SCAN_TYPE</text:p>
      <text:p text:style-name="P11">Start a scan of the specified type. This is a required option with no default value. The specified value of <text:span text:style-name="T2">SCAN_TYPE</text:span> may be <text:span text:style-name="T2">forward</text:span><text:span text:style-name="T3"> or </text:span><text:span text:style-name="T2">reverse</text:span>, with the latter pending implementation.</text:p>
      <text:p text:style-name="P11"/>
      <text:p text:style-name="P12">-d FS_ROOT, --directory=FS_ROOT </text:p>
      <text:p text:style-name="P11">For a forward scan, with <text:span text:style-name="T2">FS_ROOT</text:span> as an absolute directory path, scan the directory recursively. The default is <text:span text:style-name="T2">/pnfs/fs/usr</text:span>. It is <text:span text:style-name="T4">not</text:span> recommended to specify this option especially with large nested directories, as the scan speed may then be lower than normal. It is not possible to specify multiple unrelated directories or individual files to be scanned with a single command, but this feature may be implemented in a future release.</text:p>
      <text:p text:style-name="P11"/>
      <text:p text:style-name="P12">-o OUTPUT_FILE, --output_file=OUTPUT_FILE </text:p>
      <text:p text:style-name="P11">Absolute path to the natural-language output file for notices. The default is dynamic and is based on the current date and time, e.g. <text:span text:style-name="T2">/home/enstore/scan_20121203T164717.log</text:span>). The file is appended if it exists. If the file exists and is to be overwritten instead, it must be deleted before starting the scan. The machine-parsable output file is always dynamic; it has the “<text:span text:style-name="T2">.dict</text:span>” extension appended, e.g. <text:span text:style-name="T2">/home/enstore/scan_20121203T164717.log.dict</text:span>.</text:p>
      <text:p text:style-name="P11"/>
      <text:p text:style-name="P12"><text:soft-page-break/>-p PRINT, --print=PRINT </text:p>
      <text:p text:style-name="P11">For the specified scan type, print either a list of all checks and their overviews, or a list of all notice -templates, and exit . Accordingly, <text:span text:style-name="T2">PRINT</text:span> may be <text:span text:style-name="T2">checks</text:span> or <text:span text:style-name="T2">notices</text:span>. A scan is not run.</text:p>
      <text:p text:style-name="P11"/>
      <text:p text:style-name="P12">-r, --resume</text:p>
      <text:p text:style-name="P11">For the specified existing output file (as specified by <text:span text:style-name="T2">--output-file)</text:span>, resume the scan approximately where it was previously aborted. If this option is not specified, if the output file exists, the scan is not resumed, but is restarted instead. It is recommended that a scan <text:s/>be resumed with the same set of databases only. The corresponding output files must not have been moved, failing which its checkpoint will be deleted and the scan cannot then be resumed. Checkpoints older than 60 days are also deleted.</text:p>
      <text:p text:style-name="P11"/>
      <text:p text:style-name="P12">-s STATUS_INTERVAL, --status_interval=STATUS_INTERVAL </text:p>
      <text:p text:style-name="P11">Maximum interval in seconds between successive status output updates to <text:span text:style-name="T2">stdout</text:span>. <text:s/>The default is increased gradually from 1 up to 600 and is maintained at this number. A final status update is also printed at the completion of the scan.</text:p>
      <text:h text:style-name="P18" text:outline-level="3">Usage examples</text:h>
      <text:p text:style-name="P12">enstore scan -t forward</text:p>
      <text:p text:style-name="P11">This command starts the full forward scan for <text:span text:style-name="T2">/pnfs/fs/usr</text:span>. The notices output file path, along with periodic status updates are printed to <text:span text:style-name="T2">stdout</text:span>.</text:p>
      <text:p text:style-name="P11"/>
      <text:p text:style-name="P12">enstore scan -t forward -p notices</text:p>
      <text:p text:style-name="P11">This command prints a list of all possible notice types that may generated by a forward scan, and exits. A scan is not run.</text:p>
      <text:p text:style-name="P11"/>
      <text:p text:style-name="P12">enstore scan -t forward -o scan_20121203T164717.log -r</text:p>
      <text:p text:style-name="P11">This command resumes a previously aborted forward scan which used the noted output file. Assuming the output file and its checkpoint exist, the scan will be resumed approximately at where it was previously aborted.</text:p>
      <text:p text:style-name="P11"/>
      <text:p text:style-name="P12">enstore scan -t forward -d /pnfs/fs/usr/foo/bar</text:p>
      <text:p text:style-name="P11">This command performs a forward scan limited to the specified directory and its sub-<text:soft-page-break/>directories recursively.</text:p>
      <text:h text:style-name="P17" text:outline-level="2">Status output</text:h>
      <text:p text:style-name="P11">The periodic status output, as printed to <text:span text:style-name="T2">stdout</text:span>, may resemble:</text:p>
      <text:p text:style-name="P11"/>
      <text:p text:style-name="P12">[root@stkenscan1 ~]# enstore scan -t forward </text:p>
      <text:p text:style-name="P12">The scan notices output files are "/root/scan_20121221T134118.log" and "/root/scan_20121221T134118.log.dict". These files do not exist and will be created. </text:p>
      <text:p text:style-name="P12"/>
      <text:p text:style-name="P12">2012-12-21 13:41:22 </text:p>
      <text:p text:style-name="P12">Active workers <text:s text:c="13"/>: 12 </text:p>
      <text:p text:style-name="P12">Time elapsed <text:s text:c="15"/>: 0:00:00 </text:p>
      <text:p text:style-name="P12">Items scanned (cumulative) <text:s/>: 0 </text:p>
      <text:p text:style-name="P12">Speed (cumulative) (items/s): 0 </text:p>
      <text:p text:style-name="P12">Speed (current) (items/s) <text:s text:c="2"/>: 0 </text:p>
      <text:p text:style-name="P12">Items remaining <text:s text:c="12"/>: 15,926,335 </text:p>
      <text:p text:style-name="P12">Time to next update <text:s text:c="8"/>: 0:00:01 </text:p>
      <text:p text:style-name="P12"/>
      <text:p text:style-name="P12">2012-12-21 13:41:23 </text:p>
      <text:p text:style-name="P12">Active workers <text:s text:c="13"/>: 12 </text:p>
      <text:p text:style-name="P12">Time elapsed <text:s text:c="15"/>: 0:00:01 </text:p>
      <text:p text:style-name="P12">Items scanned (cumulative) <text:s/>: 48 </text:p>
      <text:p text:style-name="P12">Speed (cumulative) (items/s): 45 </text:p>
      <text:p text:style-name="P12">Speed (current) (items/s) <text:s text:c="2"/>: 47 </text:p>
      <text:p text:style-name="P12">Items remaining <text:s text:c="12"/>: 15,926,287 </text:p>
      <text:p text:style-name="P12">Time remaining <text:s text:c="13"/>: 4 days, 0:49:31 </text:p>
      <text:p text:style-name="P12">Time total <text:s text:c="17"/>: 4 days, 0:49:32 </text:p>
      <text:p text:style-name="P12">Time to next update <text:s text:c="8"/>: 0:00:03 </text:p>
      <text:p text:style-name="P11"/>
      <text:p text:style-name="P11"><text:soft-page-break/>The estimate of the time remaining is computed by dividing the number of items remaining by the cumulative speed of the items scanned. For a full scan, this estimate takes a few iterations to stabilize.</text:p>
      <text:p text:style-name="P11"/>
      <text:p text:style-name="P11">The number of active workers is a multiple of the number of CPU cores. If this number of active workers falls to below its initial peak, an error may have occurred and printed to <text:span text:style-name="T2">stderr</text:span>. While no such error is known to exist, if one does occur, it is to be investigated. If the number of active workers drops to 0, the scan should be aborted as it will never complete.</text:p>
      <text:h text:style-name="P17" text:outline-level="2">Notices output</text:h>
      <text:p text:style-name="P11">Logged notices are organized by filesystem object (files, directories, etc.) path. Filesystem objects without any notices are not logged. In other words, each logged filesystem object has one or more associated notices.</text:p>
      <text:p text:style-name="P11"/>
      <text:p text:style-name="P11">Each notice has a level, which can be one of <text:span text:style-name="T2">INFO</text:span>, <text:span text:style-name="T2">WARNING</text:span>, <text:span text:style-name="T2">ERROR</text:span>, or <text:span text:style-name="T2">CRITICAL</text:span>. While an <text:span text:style-name="T2">INFO</text:span> notice may not be a concern in itself, it may help in the understanding of any co-occurring non-<text:span text:style-name="T2">INFO</text:span> notices.</text:p>
      <text:p text:style-name="P11"/>
      <text:p text:style-name="P11">Each notice also has a code. Examples of these are <text:span text:style-name="T2">CRCNone</text:span>, <text:span text:style-name="T2">MarkedDel</text:span>, and <text:span text:style-name="T2">PathMismatch</text:span>. Notice codes and descriptions are specific to the current scan type. For forward scan, a list is available with the “<text:span text:style-name="T2">-t forward -p notices</text:span>” options. Depending upon the notice code, its associated natural language description may be generated dynamically. </text:p>
      <text:p text:style-name="P11"/>
      <text:p text:style-name="P11">Some notices may not be detected and logged until the existing notices for the file are mitigated and a scan is repeated.</text:p>
      <text:h text:style-name="P18" text:outline-level="3">Natural language notices output</text:h>
      <text:p text:style-name="P13">The natural language log is meant to be human readable. As such, it is not meant for use by any automated mitigation method.</text:p>
      <text:h text:style-name="P20" text:outline-level="9">Structure</text:h>
      <text:p text:style-name="P11">Entries have the format:</text:p>
      <text:p text:style-name="P12">&lt;filesystem object path&gt;</text:p>
      <text:p text:style-name="P12"><text:soft-page-break/>&lt;notice 1 line&gt;</text:p>
      <text:p text:style-name="P12">&lt;notice 2 line&gt;<text:span text:style-name="T3"> (as applicable)</text:span></text:p>
      <text:p text:style-name="P12">...</text:p>
      <text:p text:style-name="P12">&lt;empty line&gt;</text:p>
      <text:p text:style-name="P11"/>
      <text:p text:style-name="P11">Each notice line has the format:</text:p>
      <text:p text:style-name="P12">&lt;level&gt; (&lt;code&gt;): &lt;description&gt;</text:p>
      <text:h text:style-name="P21" text:outline-level="9">Examples</text:h>
      <text:p text:style-name="P11">Examples of successively logged entries are:</text:p>
      <text:p text:style-name="P11"/>
      <text:p text:style-name="P12">/pnfs/fs/usr/beamstool/DocDB/BeamDocDB-2003-12-06</text:p>
      <text:p text:style-name="P12">WARNING (CRCNone): CRC is missing in both layer 4 and Enstore file info.</text:p>
      <text:p text:style-name="P12">ERROR (PathMismatch): File path mismatch. Normalized file paths <text:s/>for file with layer 1 BFID "CDMS144999398900000" provided by Enstore and layer 4 (/&lt;pnfs&gt;/beamstool/DocDB/BeamDocDB-2004-01-05); and filesystem (/&lt;pnfs&gt;/beamstool/DocDB/BeamDocDB-2003-12-06) don't all match. File may have been moved.</text:p>
      <text:p text:style-name="P12"/>
      <text:p text:style-name="P12">/pnfs/fs/usr/beamstool/SBDAWS/V_1_36_filling</text:p>
      <text:p text:style-name="P12">ERROR (Size0FileInfoOk): File is empty. Its lstat size is 0 and its layer 2 size is not present. Its info in Enstore is ok.</text:p>
      <text:p text:style-name="P12">ERROR (FileInfoDelNone): The "deleted" field is missing in Enstore file info.</text:p>
      <text:h text:style-name="P19" text:outline-level="3">Machine parsable notices output</text:h>
      <text:p text:style-name="P6"><text:span text:style-name="T3">Entries in the machine parsable log are organized in the same manner as the natural language log, but are formatted as Unicode string representations of Python </text:span><text:span text:style-name="T2">dict</text:span><text:span text:style-name="T3"> objects, with one on each line.</text:span></text:p>
      <text:p text:style-name="P7"/>
      <text:p text:style-name="P7">It is not possible to write the entire log meaningfully with a standard set of comma-separated values (CSV) because the needed fields vary greatly in each line. In particular, <text:soft-page-break/>the notices logged in each line can vary, and the notice arguments vary by notice code as well.</text:p>
      <text:h text:style-name="P22" text:outline-level="9">Structure</text:h>
      <text:p text:style-name="P6"><text:span text:style-name="T3">The </text:span><text:span text:style-name="T2">dict</text:span><text:span text:style-name="T3"> in each line has the items:</text:span></text:p>
      <text:p text:style-name="P9">path: &lt;path&gt;</text:p>
      <text:p text:style-name="P9">notices: &lt;notices dict&gt;</text:p>
      <text:p text:style-name="P9"/>
      <text:p text:style-name="P7">The <text:span text:style-name="T2">notices dict</text:span> in each line has the items:</text:p>
      <text:p text:style-name="P9">&lt;notice code 1&gt;: &lt;notice dict&gt;</text:p>
      <text:p text:style-name="P9">&lt;notice code 2&gt;: &lt;notice dict&gt;<text:span text:style-name="T3"> (as applicable)</text:span></text:p>
      <text:p text:style-name="P9">...</text:p>
      <text:p text:style-name="P7"/>
      <text:p text:style-name="P7">Each <text:span text:style-name="T2">notice dict</text:span> has the items:</text:p>
      <text:p text:style-name="P9">level: &lt;level&gt;</text:p>
      <text:p text:style-name="P9">args: &lt;args dict&gt;</text:p>
      <text:p text:style-name="P7"/>
      <text:p text:style-name="P7">Each <text:span text:style-name="T2">args dict</text:span> has the items:</text:p>
      <text:p text:style-name="P9">&lt;arg 1&gt;: &lt;value&gt;<text:span text:style-name="T3"> (as applicable)</text:span></text:p>
      <text:p text:style-name="P9">&lt;arg 2&gt;: &lt;value&gt;<text:span text:style-name="T3"> (as applicable)</text:span></text:p>
      <text:p text:style-name="P9">...</text:p>
      <text:p text:style-name="P7"/>
      <text:p text:style-name="P6"><text:span text:style-name="T3">A notice code can be expected to always have the same set of </text:span><text:span text:style-name="T2">args</text:span><text:span text:style-name="T3"> keys, with differing values. For example, the notice code </text:span><text:span text:style-name="T2">PathMismatch</text:span><text:span text:style-name="T3"> can be expected to have the </text:span><text:span text:style-name="T2">args</text:span><text:span text:style-name="T3"> keys </text:span><text:span text:style-name="T2">path_filesystem</text:span><text:span text:style-name="T3">, </text:span><text:span text:style-name="T2">path_layer4</text:span><text:span text:style-name="T3">, </text:span><text:span text:style-name="T2">path_enstore</text:span><text:span text:style-name="T3">, and </text:span><text:span text:style-name="T2">bfid_layer1</text:span><text:span text:style-name="T3">.</text:span></text:p>
      <text:h text:style-name="P22" text:outline-level="9">Examples</text:h>
      <text:p text:style-name="P7">Examples of successively logged entries are:</text:p>
      <text:p text:style-name="P7"/>
      <text:p text:style-name="P4">{u'notices': {u'CRCNone': {u'args': {}, u'level': u'WARNING'}, u'PathMismatch': {u'args': {u'path_enstore': <text:soft-page-break/>u'<text:span text:style-name="T5">/&lt;pnfs&gt;/beamstool/DocDB/BeamDocDB-2004-01-05</text:span>', u'bfid_layer1': 'CDMS144999398900000', u'path_layer4': u'<text:span text:style-name="T5">/&lt;pnfs&gt;/beamstool/DocDB/BeamDocDB-2004-01-05</text:span>', u'path_filesystem': u'<text:span text:style-name="T5">/&lt;pnfs&gt;/beamstool/DocDB/BeamDocDB-2003-12-06</text:span>'}, u'level': u'ERROR'}}, u'path': u'<text:span text:style-name="T5">/pnfs/fs/usr/beamstool/DocDB/BeamDocDB-2003-12-06</text:span>'} </text:p>
      <text:p text:style-name="P4">{u'notices': {u'<text:span text:style-name="T5">FileInfoDelNone</text:span>': {u'args': {}, u'level': u'ERROR'}, u'Size0FileInfoOk': {u'args': {u'layer2_size': u'not present'}, u'level': u'ERROR'}}, u'path': u'<text:span text:style-name="T5">/pnfs/fs/usr/beamstool/SBDAWS/V_1_36_filling</text:span>'}</text:p>
      <text:p text:style-name="P5"/>
      <text:p text:style-name="P4"><text:span text:style-name="T3">The prefix “</text:span>u<text:span text:style-name="T3">” at the start of each string indicates Unicode.</text:span></text:p>
      <text:h text:style-name="P23" text:outline-level="9">Usage example</text:h>
      <text:p text:style-name="P8">Python can be used to process the log file and provide the required output. For example, the layer 1 BFID, filesystem path, and Enstore path of all <text:span text:style-name="T2">PathMismatch</text:span> notices can be printed to <text:span text:style-name="T2">stdout</text:span> in a tab-separated format. The following sample Python code can be used:</text:p>
      <text:p text:style-name="P8"/>
      <text:p text:style-name="P10">#!/usr/bin/env python</text:p>
      <text:p text:style-name="P10">import ast</text:p>
      <text:p text:style-name="P10"/>
      <text:p text:style-name="P10">file_in = 'scan_20121218T140215.log.dict'</text:p>
      <text:p text:style-name="P10">notice_reqd = 'PathMismatch'</text:p>
      <text:p text:style-name="P10">args_reqd = ('bfid_layer1', </text:p>
      <text:p text:style-name="P10"><text:s text:c="13"/>'path_filesystem', </text:p>
      <text:p text:style-name="P10"><text:s text:c="13"/>'path_enstore',)</text:p>
      <text:p text:style-name="P10"><text:soft-page-break/></text:p>
      <text:p text:style-name="P10">for line in open(file_in):</text:p>
      <text:p text:style-name="P10"><text:s text:c="4"/>record = ast.literal_eval(line)</text:p>
      <text:p text:style-name="P10"><text:s text:c="4"/>notices = record['notices']</text:p>
      <text:p text:style-name="P10"><text:s text:c="4"/>if notice_reqd in notices:</text:p>
      <text:p text:style-name="P10"><text:s text:c="8"/>args = notices['PathMismatch']['args']</text:p>
      <text:p text:style-name="P10"><text:s text:c="8"/>args = [args[arg] for arg in args_reqd]</text:p>
      <text:p text:style-name="P10"><text:s text:c="8"/>output = '\t'.join(args)</text:p>
      <text:p text:style-name="P10"><text:s text:c="8"/>print(output)</text:p>
      <text:h text:style-name="P17" text:outline-level="2">Mitigation (link)</text:h>
      <text:p text:style-name="P3"><text:tab/><text:tab/>To mitigate the logged notices, refer to the pertinent section in the resource linked below:</text:p>
      <text:p text:style-name="P3"><text:tab/><text:tab/></text:p>
      <text:p text:style-name="P3"><text:tab/><text:tab/><text:a xlink:type="simple" xlink:href="http://www-ccf.fnal.gov/PNFS_Scan.pdf">http://www-ccf.fnal.gov/PNFS_Scan.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Courier 10 Pitch" svg:font-family="'Courier 10 Pitch'" style:font-pitch="fixed"/>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in" fo:margin-right="0in" fo:margin-top="0in" fo:margin-bottom="0.0835in" fo:text-indent="0in" style:auto-text-indent="false"/>
      <style:text-properties style:font-name="Nimbus Roman No9 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text-indent="0in" style:auto-text-indent="false" style:page-number="auto"/>
      <style:text-properties style:font-name="Nimbus Sans L"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5in" fo:margin-right="0in" fo:text-indent="-0.5in" style:auto-text-indent="false"/>
      <style:text-properties style:font-name="Nimbus Sans L"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1.25in" fo:margin-right="0in" fo:text-indent="-1in" style:auto-text-indent="false"/>
      <style:text-properties style:font-name="Nimbus Sans L" fo:font-size="16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right_5f_page_5f_footer" style:display-name="right_page_footer" style:family="table">
      <style:table-properties style:width="6.9146in" fo:margin-left="0in" fo:margin-right="0.0104in" table:align="margins"/>
    </style:style>
    <style:style style:name="right_5f_page_5f_footer.A" style:display-name="right_page_footer.A" style:family="table-column">
      <style:table-column-properties style:column-width="6.4417in" style:rel-column-width="61056*"/>
    </style:style>
    <style:style style:name="right_5f_page_5f_footer.B" style:display-name="right_page_footer.B" style:family="table-column">
      <style:table-column-properties style:column-width="0.4729in" style:rel-column-width="4479*"/>
    </style:style>
    <style:style style:name="right_5f_page_5f_footer.A1" style:display-name="right_page_footer.A1" style:family="table-cell">
      <style:table-cell-properties fo:padding="0.0382in" fo:border-left="none" fo:border-right="none" fo:border-top="1pt solid #000000" fo:border-bottom="none"/>
    </style:style>
    <style:style style:name="left_5f_page_5f_footer" style:display-name="left_page_footer" style:family="table">
      <style:table-properties style:width="6.9271in" fo:margin-left="0in" fo:margin-right="-0.0021in" table:align="margins"/>
    </style:style>
    <style:style style:name="left_5f_page_5f_footer.A" style:display-name="left_page_footer.A" style:family="table-column">
      <style:table-column-properties style:column-width="0.416in" style:rel-column-width="3936*"/>
    </style:style>
    <style:style style:name="left_5f_page_5f_footer.B" style:display-name="left_page_footer.B" style:family="table-column">
      <style:table-column-properties style:column-width="6.5111in" style:rel-column-width="61599*"/>
    </style:style>
    <style:style style:name="left_5f_page_5f_footer.A1" style:display-name="left_page_footer.A1" style:family="table-cell">
      <style:table-cell-properties fo:padding="0.0382in" fo:border-left="none" fo:border-right="none" fo:border-top="1pt solid #000000" fo:border-bottom="none"/>
    </style:style>
    <style:style style:name="MP1" style:family="paragraph" style:parent-style-name="Table_20_Contents">
      <style:paragraph-properties fo:text-align="center" style:justify-single-word="false" fo:padding="0in" fo:border="none" style:shadow="none"/>
    </style:style>
    <style:style style:name="MP2" style:family="paragraph" style:parent-style-name="Table_20_Contents">
      <style:paragraph-properties fo:text-align="start" style:justify-single-word="false" fo:padding="0in" fo:border="none" style:shadow="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1" style:next-style-name="Left_20_Page"/>
    <style:master-page style:name="Right_20_Page" style:display-name="Right Page" style:page-layout-name="Mpm2" style:next-style-name="Left_20_Page">
      <style:footer>
        <text:p text:style-nam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1"><text:chapter text:display="name" text:outline-level="1">Metadata Scanning</text:chapter></text:p>
            </table:table-cell>
            <table:table-cell table:style-name="right_5f_page_5f_footer.A1" office:value-type="string">
              <text:p text:style-name="Table_20_Contents"><text:page-number text:select-page="current">9</text:page-number></text:p>
            </table:table-cell>
          </table:table-row>
        </table:table>
        <text:p text:style-name="Standard"/>
      </style:footer>
    </style:master-page>
    <style:master-page style:name="Left_20_Page" style:display-name="Left Page" style:page-layout-name="Mpm3" style:next-style-name="Right_20_Page">
      <style:footer>
        <text:p text:style-name="Footer"/>
      </style:footer>
      <style:footer-left>
        <text:p text:style-nam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2"><text:page-number text:select-page="current">8</text:page-number></text:p>
            </table:table-cell>
            <table:table-cell table:style-name="left_5f_page_5f_footer.A1" office:value-type="string">
              <text:p text:style-name="MP1"><text:chapter text:display="name" text:outline-level="1">Metadata Scanning</text:chapter></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10-07T13:33:07</meta:creation-date>
    <dc:date>2013-03-01T17:42:07</dc:date>
    <meta:editing-cycles>5</meta:editing-cycles>
    <meta:editing-duration>PT36M59S</meta:editing-duration>
    <dc:creator>Amit Belani</dc:creator>
    <meta:document-statistic meta:table-count="2" meta:image-count="0" meta:object-count="0" meta:page-count="9" meta:paragraph-count="137" meta:word-count="1752" meta:character-count="11537" meta:non-whitespace-character-count="9706"/>
    <meta:user-defined meta:name="Info 1"/>
    <meta:user-defined meta:name="Info 2"/>
    <meta:user-defined meta:name="Info 3"/>
    <meta:user-defined meta:name="Info 4"/>
  </office:meta>
</office:document-meta>
</file>